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31b3" officeooo:paragraph-rsid="000531b3"/>
    </style:style>
    <style:style style:name="P2" style:family="paragraph" style:parent-style-name="Standard">
      <style:paragraph-properties fo:text-align="start" style:justify-single-word="false"/>
      <style:text-properties officeooo:rsid="000531b3" officeooo:paragraph-rsid="000531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cle Filte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Its a standard technique that is used today in mobile robot localization especially if you don’t have any external global sensors (e.g. GPS sensor).</text:p>
      <text:p text:style-name="P2"/>
      <text:p text:style-name="P2">For localization task, PF are today the method of choice for realizing the Monte Carlo Localization (MC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6:46:40.823290836</meta:creation-date>
    <meta:editing-duration>PT8M10S</meta:editing-duration>
    <meta:editing-cycles>2</meta:editing-cycles>
    <meta:generator>LibreOffice/6.0.7.3$Linux_X86_64 LibreOffice_project/00m0$Build-3</meta:generator>
    <dc:date>2021-10-28T16:47:09.222616711</dc:date>
    <meta:document-statistic meta:table-count="0" meta:image-count="0" meta:object-count="0" meta:page-count="1" meta:paragraph-count="3" meta:word-count="43" meta:character-count="268" meta:non-whitespace-character-count="228"/>
  </office:meta>
</office:document-meta>
</file>